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6.5" calcext:value-type="currency">
            <text:p>$6.50</text:p>
          </table:table-cell>
          <table:table-cell table:style-name="ce4" table:formula="of:=[.E6]" office:value-type="currency" office:currency="USD" office:value="6.5" calcext:value-type="currency">
            <text:p>$6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10" calcext:value-type="currency">
            <text:p>$10.00</text:p>
          </table:table-cell>
          <table:table-cell table:style-name="ce4" table:formula="of:=[.E7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10" calcext:value-type="currency">
            <text:p>$10.00</text:p>
          </table:table-cell>
          <table:table-cell table:style-name="ce4" table:formula="of:=[.E9]*(0.85)" office:value-type="currency" office:currency="USD" office:value="8.5" calcext:value-type="currency">
            <text:p>$8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85" calcext:value-type="currency">
            <text:p>$85.00</text:p>
          </table:table-cell>
          <table:table-cell table:style-name="ce4" table:formula="of:=[.D10]*[.B10]" office:value-type="currency" office:currency="USD" office:value="85" calcext:value-type="currency">
            <text:p>$85.00</text:p>
          </table:table-cell>
          <table:table-cell table:style-name="ce4" table:formula="of:=[.E10]*(0.85)" office:value-type="currency" office:currency="USD" office:value="72.25" calcext:value-type="currency">
            <text:p>$72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1.04" calcext:value-type="currency">
            <text:p>$1.04</text:p>
          </table:table-cell>
          <table:table-cell table:style-name="ce4" table:formula="of:=[.E12]" office:value-type="currency" office:currency="USD" office:value="1.04" calcext:value-type="currency">
            <text:p>$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3.75" calcext:value-type="currency">
            <text:p>$3.75</text:p>
          </table:table-cell>
          <table:table-cell table:style-name="ce4" table:formula="of:=[.E15]*0.85" office:value-type="currency" office:currency="USD" office:value="3.1875" calcext:value-type="currency">
            <text:p>$3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1.214" calcext:value-type="currency">
            <text:p>$1.21</text:p>
          </table:table-cell>
          <table:table-cell table:style-name="ce4" table:formula="of:=[.E30]" office:value-type="currency" office:currency="USD" office:value="1.214" calcext:value-type="currency">
            <text:p>$1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0" calcext:value-type="currency">
            <text:p>$0.00</text:p>
          </table:table-cell>
          <table:table-cell table:style-name="ce4" table:formula="of:=[.E3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0" calcext:value-type="currency">
            <text:p>$0.00</text:p>
          </table:table-cell>
          <table:table-cell table:style-name="ce4" table:formula="of:=[.E3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0" calcext:value-type="currency">
            <text:p>$0.00</text:p>
          </table:table-cell>
          <table:table-cell table:style-name="ce4" table:formula="of:=[.E3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154.731558267717" calcext:value-type="currency">
            <text:p>$154.73</text:p>
          </table:table-cell>
          <table:table-cell table:style-name="ce4" table:formula="of:=SUM([.F6:.F33])" office:value-type="currency" office:currency="USD" office:value="135.419058267717" calcext:value-type="currency">
            <text:p>$135.4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5]" office:value-type="currency" office:currency="USD" office:value="178.135567823272" calcext:value-type="currency">
            <text:p>$178.14</text:p>
          </table:table-cell>
          <table:table-cell table:style-name="ce7" table:formula="of:=[.F35]+['printed parts'.D25]" office:value-type="currency" office:currency="USD" office:value="158.823067823272" calcext:value-type="currency">
            <text:p>$158.82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4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5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Modified toolhead mount</text:p>
          </table:table-cell>
          <table:table-cell table:formula="of:=([.E4]/1000)*[.$B$22]+([.G4]/60)*([.$B$19]+[.$B$20]+[.$B$21])+([.I4]/60)*[.$B$18]" office:value-type="currency" office:currency="USD" office:value="3.84560888888889" calcext:value-type="currency">
            <text:p>$3.85</text:p>
          </table:table-cell>
          <table:table-cell table:style-name="ce4" table:formula="of:=[.B4]*[.D4]" office:value-type="currency" office:currency="USD" office:value="3.84560888888889" calcext:value-type="currency">
            <text:p>$3.85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9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087400202020202" calcext:value-type="currency">
            <text:p>$0.09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 for brace</text:p>
          </table:table-cell>
          <table:table-cell table:formula="of:=([.E5]/1000)*[.$B$22]+([.G5]/60)*([.$B$19]+[.$B$20]+[.$B$21])+([.I5]/60)*[.$B$18]" office:value-type="currency" office:currency="USD" office:value="4.860568" calcext:value-type="currency">
            <text:p>$4.86</text:p>
          </table:table-cell>
          <table:table-cell table:style-name="ce4" table:formula="of:=[.B5]*[.D5]" office:value-type="currency" office:currency="USD" office:value="4.860568" calcext:value-type="currency">
            <text:p>$4.8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5]*[.D5]" office:value-type="float" office:value="48" calcext:value-type="float">
            <text:p>48</text:p>
          </table:table-cell>
          <table:table-cell table:formula="of:=144/2" office:value-type="float" office:value="72" calcext:value-type="float">
            <text:p>72</text:p>
          </table:table-cell>
          <table:table-cell table:formula="of:=[.G5]*[.D5]" office:value-type="float" office:value="72" calcext:value-type="float">
            <text:p>72</text:p>
          </table:table-cell>
          <table:table-cell table:formula="of:=15/2" office:value-type="float" office:value="7.5" calcext:value-type="float">
            <text:p>7.5</text:p>
          </table:table-cell>
          <table:table-cell table:formula="of:=[.I5]*[.D5]" office:value-type="float" office:value="7.5" calcext:value-type="float">
            <text:p>7.5</text:p>
          </table:table-cell>
          <table:table-cell table:style-name="ce19" table:formula="of:=[.F5]/([.G5]/60)" office:value-type="float" office:value="40" calcext:value-type="float">
            <text:p>40</text:p>
          </table:table-cell>
          <table:table-cell table:style-name="ce4" table:formula="of:=[.B5]/[.E5]" office:value-type="currency" office:currency="USD" office:value="0.101261833333333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6]/1000)*[.$B$22]+([.G6]/60)*([.$B$19]+[.$B$20]+[.$B$21])+([.I6]/60)*[.$B$18]" office:value-type="currency" office:currency="USD" office:value="2.36461555555556" calcext:value-type="currency">
            <text:p>$2.36</text:p>
          </table:table-cell>
          <table:table-cell table:style-name="ce4" table:formula="of:=[.B6]*[.D6]" office:value-type="currency" office:currency="USD" office:value="4.72923111111111" calcext:value-type="currency">
            <text:p>$4.73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6]*[.D6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6]*[.D6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42" calcext:value-type="float">
            <text:p>42</text:p>
          </table:table-cell>
          <table:table-cell table:style-name="ce4" table:formula="of:=[.B6]/[.E6]" office:value-type="currency" office:currency="USD" office:value="0.168901111111111" calcext:value-type="currency">
            <text:p>$0.17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</text:p>
          </table:table-cell>
          <table:table-cell table:formula="of:=([.E7]/1000)*[.$B$22]+([.G7]/60)*([.$B$19]+[.$B$20]+[.$B$21])+([.I7]/60)*[.$B$18]" office:value-type="currency" office:currency="USD" office:value="3.36425622222222" calcext:value-type="currency">
            <text:p>$3.36</text:p>
          </table:table-cell>
          <table:table-cell table:style-name="ce4" table:formula="of:=[.B7]*[.D7]" office:value-type="currency" office:currency="USD" office:value="3.36425622222222" calcext:value-type="currency">
            <text:p>$3.36</text:p>
          </table:table-cell>
          <table:table-cell office:value-type="float" office:value="1" calcext:value-type="float">
            <text:p>1</text:p>
          </table:table-cell>
          <table:table-cell table:formula="of:=31" office:value-type="float" office:value="31" calcext:value-type="float">
            <text:p>31</text:p>
          </table:table-cell>
          <table:table-cell table:formula="of:=[.E7]*[.D7]" office:value-type="float" office:value="31" calcext:value-type="float">
            <text:p>31</text:p>
          </table:table-cell>
          <table:table-cell table:formula="of:=122/2" office:value-type="float" office:value="61" calcext:value-type="float">
            <text:p>61</text:p>
          </table:table-cell>
          <table:table-cell table:formula="of:=[.G7]*[.D7]" office:value-type="float" office:value="61" calcext:value-type="float">
            <text:p>61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5" calcext:value-type="float">
            <text:p>5</text:p>
          </table:table-cell>
          <table:table-cell table:style-name="ce19" table:formula="of:=[.F7]/([.G7]/60)" office:value-type="float" office:value="30.4918032786885" calcext:value-type="float">
            <text:p>30</text:p>
          </table:table-cell>
          <table:table-cell table:style-name="ce4" table:formula="of:=[.B7]/[.E7]" office:value-type="currency" office:currency="USD" office:value="0.108524394265233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8]/1000)*[.$B$22]+([.G8]/60)*([.$B$19]+[.$B$20]+[.$B$21])+([.I8]/60)*[.$B$18]" office:value-type="currency" office:currency="USD" office:value="1.60146044444444" calcext:value-type="currency">
            <text:p>$1.60</text:p>
          </table:table-cell>
          <table:table-cell table:style-name="ce4" table:formula="of:=[.B8]*[.D8]" office:value-type="currency" office:currency="USD" office:value="1.60146044444444" calcext:value-type="currency">
            <text:p>$1.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8]*[.D8]" office:value-type="float" office:value="4" calcext:value-type="float">
            <text:p>4</text:p>
          </table:table-cell>
          <table:table-cell table:formula="of:=84/6" office:value-type="float" office:value="14" calcext:value-type="float">
            <text:p>14</text:p>
          </table:table-cell>
          <table:table-cell table:formula="of:=[.G8]*[.D8]" office:value-type="float" office:value="14" calcext:value-type="float">
            <text:p>14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5" calcext:value-type="float">
            <text:p>5</text:p>
          </table:table-cell>
          <table:table-cell table:style-name="ce19" table:formula="of:=[.F8]/([.G8]/60)" office:value-type="float" office:value="17.1428571428571" calcext:value-type="float">
            <text:p>17</text:p>
          </table:table-cell>
          <table:table-cell table:style-name="ce4" table:formula="of:=[.B8]/[.E8]" office:value-type="currency" office:currency="USD" office:value="0.400365111111111" calcext:value-type="currency">
            <text:p>$0.4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9]/1000)*[.$B$22]+([.G9]/60)*([.$B$19]+[.$B$20]+[.$B$21])+([.I9]/60)*[.$B$18]" office:value-type="currency" office:currency="USD" office:value="2.98267866666667" calcext:value-type="currency">
            <text:p>$2.98</text:p>
          </table:table-cell>
          <table:table-cell table:style-name="ce4" table:formula="of:=[.B9]*[.D9]" office:value-type="currency" office:currency="USD" office:value="2.98267866666667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E9]*[.D9]" office:value-type="float" office:value="26" calcext:value-type="float">
            <text:p>26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9]*[.D9]" office:value-type="float" office:value="48" calcext:value-type="float">
            <text:p>48</text:p>
          </table:table-cell>
          <table:table-cell table:formula="of:=10/2" office:value-type="float" office:value="5" calcext:value-type="float">
            <text:p>5</text:p>
          </table:table-cell>
          <table:table-cell table:formula="of:=[.I9]*[.D9]" office:value-type="float" office:value="5" calcext:value-type="float">
            <text:p>5</text:p>
          </table:table-cell>
          <table:table-cell table:style-name="ce19" table:formula="of:=[.F9]/([.G9]/60)" office:value-type="float" office:value="32.5" calcext:value-type="float">
            <text:p>33</text:p>
          </table:table-cell>
          <table:table-cell table:style-name="ce4" table:formula="of:=[.B9]/[.E9]" office:value-type="currency" office:currency="USD" office:value="0.11471841025641" calcext:value-type="currency">
            <text:p>$0.11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0]/1000)*[.$B$22]+([.G10]/60)*([.$B$19]+[.$B$20]+[.$B$21])+([.I10]/60)*[.$B$18]" office:value-type="currency" office:currency="USD" office:value="1.11602666666667" calcext:value-type="currency">
            <text:p>$1.12</text:p>
          </table:table-cell>
          <table:table-cell table:style-name="ce4" table:formula="of:=[.B10]*[.D10]" office:value-type="currency" office:currency="USD" office:value="1.11602666666667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0]*[.D10]" office:value-type="float" office:value="11.2" calcext:value-type="float">
            <text:p>11.2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0]*[.D10]" office:value-type="float" office:value="30" calcext:value-type="float">
            <text:p>30</text:p>
          </table:table-cell>
          <table:table-cell table:formula="of:=10/10" office:value-type="float" office:value="1" calcext:value-type="float">
            <text:p>1</text:p>
          </table:table-cell>
          <table:table-cell table:formula="of:=[.I10]*[.D10]" office:value-type="float" office:value="1" calcext:value-type="float">
            <text:p>1</text:p>
          </table:table-cell>
          <table:table-cell table:style-name="ce19" table:formula="of:=[.F10]/([.G10]/60)" office:value-type="float" office:value="22.4" calcext:value-type="float">
            <text:p>22</text:p>
          </table:table-cell>
          <table:table-cell table:style-name="ce4" table:formula="of:=[.B10]/[.E10]" office:value-type="currency" office:currency="USD" office:value="0.0996452380952381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1]/1000)*[.$B$22]+([.G11]/60)*([.$B$19]+[.$B$20]+[.$B$21])+([.I11]/60)*[.$B$18]" office:value-type="currency" office:currency="USD" office:value="0.457916666666667" calcext:value-type="currency">
            <text:p>$0.46</text:p>
          </table:table-cell>
          <table:table-cell table:style-name="ce4" table:formula="of:=[.B11]*[.D11]" office:value-type="currency" office:currency="USD" office:value="0.457916666666667" calcext:value-type="currency">
            <text:p>$0.46</text:p>
          </table:table-cell>
          <table:table-cell office:value-type="float" office:value="1" calcext:value-type="float">
            <text:p>1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1]*[.D11]" office:value-type="float" office:value="2.6" calcext:value-type="float">
            <text:p>2.6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1]*[.D11]" office:value-type="float" office:value="7.5" calcext:value-type="float">
            <text:p>7.5</text:p>
          </table:table-cell>
          <table:table-cell table:formula="of:=10/10" office:value-type="float" office:value="1" calcext:value-type="float">
            <text:p>1</text:p>
          </table:table-cell>
          <table:table-cell table:formula="of:=[.I11]*[.D11]" office:value-type="float" office:value="1" calcext:value-type="float">
            <text:p>1</text:p>
          </table:table-cell>
          <table:table-cell table:style-name="ce19" table:formula="of:=[.F11]/([.G11]/60)" office:value-type="float" office:value="20.8" calcext:value-type="float">
            <text:p>21</text:p>
          </table:table-cell>
          <table:table-cell table:style-name="ce4" table:formula="of:=[.B11]/[.E11]" office:value-type="currency" office:currency="USD" office:value="0.176121794871795" calcext:value-type="currency">
            <text:p>$0.18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2]/1000)*[.$B$22]+([.G12]/60)*([.$B$19]+[.$B$20]+[.$B$21])+([.I12]/60)*[.$B$18]" office:value-type="currency" office:currency="USD" office:value="0.446262888888889" calcext:value-type="currency">
            <text:p>$0.45</text:p>
          </table:table-cell>
          <table:table-cell table:style-name="ce4" table:formula="of:=[.B12]*[.D12]" office:value-type="currency" office:currency="USD" office:value="0.446262888888889" calcext:value-type="currency">
            <text:p>$0.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float" office:value="3" calcext:value-type="float">
            <text:p>3</text:p>
          </table:table-cell>
          <table:table-cell table:style-name="ce19" table:formula="of:=(51/60)/6*60" office:value-type="float" office:value="8.5" calcext:value-type="float">
            <text:p>9</text:p>
          </table:table-cell>
          <table:table-cell table:style-name="ce19" table:formula="of:=[.G12]*[.D12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2]*[.D12]" office:value-type="float" office:value="0.833333333333333" calcext:value-type="float">
            <text:p>0.8</text:p>
          </table:table-cell>
          <table:table-cell table:style-name="ce19" table:formula="of:=[.F12]/([.G12]/60)" office:value-type="float" office:value="21.1764705882353" calcext:value-type="float">
            <text:p>21</text:p>
          </table:table-cell>
          <table:table-cell table:style-name="ce4" table:formula="of:=[.B12]/[.E12]" office:value-type="currency" office:currency="USD" office:value="0.148754296296296" calcext:value-type="currency">
            <text:p>$0.1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12])" office:value-type="currency" office:currency="USD" office:value="23.4040095555556" calcext:value-type="currency">
            <text:p>$23.40</text:p>
          </table:table-cell>
          <table:table-cell table:style-name="ce15" table:formula="of:=SUM([.D4:.D12])" office:value-type="float" office:value="10" calcext:value-type="float">
            <text:p>10</text:p>
          </table:table-cell>
          <table:table-cell table:style-name="ce15" table:formula="of:=SUM([.E4:.E12])" office:value-type="float" office:value="183.8" calcext:value-type="float">
            <text:p>184</text:p>
          </table:table-cell>
          <table:table-cell table:style-name="ce15" table:formula="of:=SUM([.F4:.F12])" office:value-type="float" office:value="197.8" calcext:value-type="float">
            <text:p>198</text:p>
          </table:table-cell>
          <table:table-cell table:style-name="ce15" table:formula="of:=SUM([.G4:.G12])" office:value-type="float" office:value="336" calcext:value-type="float">
            <text:p>336</text:p>
          </table:table-cell>
          <table:table-cell table:style-name="ce15" table:formula="of:=SUM([.H4:.H12])" office:value-type="float" office:value="376" calcext:value-type="float">
            <text:p>376</text:p>
          </table:table-cell>
          <table:table-cell table:style-name="ce15" table:formula="of:=SUM([.I4:.I12])" office:value-type="float" office:value="35.3333333333333" calcext:value-type="float">
            <text:p>35</text:p>
          </table:table-cell>
          <table:table-cell table:style-name="ce15" table:formula="of:=SUM([.J4:.J12])" office:value-type="float" office:value="40.3333333333333" calcext:value-type="float">
            <text:p>40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2])" office:value-type="currency" office:currency="USD" office:value="2.33771044444444" calcext:value-type="currency">
            <text:p>$2.34</text:p>
          </table:table-cell>
          <table:table-cell table:style-name="ce4"/>
          <table:table-cell table:style-name="ce14" table:formula="of:=AVERAGE([.D4:.D12])" office:value-type="float" office:value="1.11111111111111" calcext:value-type="float">
            <text:p>1.1</text:p>
          </table:table-cell>
          <table:table-cell table:style-name="ce15" table:formula="of:=AVERAGE([.E4:.E12])" office:value-type="float" office:value="20.4222222222222" calcext:value-type="float">
            <text:p>20</text:p>
          </table:table-cell>
          <table:table-cell table:style-name="ce15" table:formula="of:=AVERAGE([.F4:.F12])" office:value-type="float" office:value="21.9777777777778" calcext:value-type="float">
            <text:p>22</text:p>
          </table:table-cell>
          <table:table-cell table:style-name="ce15" table:formula="of:=AVERAGE([.G4:.G12])" office:value-type="float" office:value="37.3333333333333" calcext:value-type="float">
            <text:p>37</text:p>
          </table:table-cell>
          <table:table-cell table:style-name="ce15" table:formula="of:=AVERAGE([.H4:.H12])" office:value-type="float" office:value="41.7777777777778" calcext:value-type="float">
            <text:p>42</text:p>
          </table:table-cell>
          <table:table-cell table:style-name="ce15" table:formula="of:=AVERAGE([.I4:.I12])" office:value-type="float" office:value="3.92592592592593" calcext:value-type="float">
            <text:p>4</text:p>
          </table:table-cell>
          <table:table-cell table:style-name="ce15" table:formula="of:=AVERAGE([.J4:.J12])" office:value-type="float" office:value="4.48148148148148" calcext:value-type="float">
            <text:p>4</text:p>
          </table:table-cell>
          <table:table-cell table:style-name="ce15" table:formula="of:=AVERAGE([.K4:.K12])" office:value-type="float" office:value="30.5012367788646" calcext:value-type="float">
            <text:p>31</text:p>
          </table:table-cell>
          <table:table-cell table:style-name="ce4" table:formula="of:=AVERAGE([.L4:.L12])" office:value-type="currency" office:currency="USD" office:value="0.156188043484526" calcext:value-type="currency">
            <text:p>$0.16</text:p>
          </table:table-cell>
          <table:table-cell table:style-name="ce4" table:formula="of:=AVERAGE([.L8:.L12];[.L6];[.L5])" office:value-type="currency" office:currency="USD" office:value="0.172823970725042" calcext:value-type="currency">
            <text:p>$0.17</text:p>
          </table:table-cell>
          <table:table-cell table:style-name="ce4" table:formula="of:=AVERAGE([.L7];#REF!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14]/60)*[.B18]" office:value-type="currency" office:currency="USD" office:value="10.0833333333333" calcext:value-type="currency">
            <text:p>$10.08</text:p>
          </table:table-cell>
          <table:table-cell table:style-name="ce18" table:formula="of:=[.D18]/[.D$25]" office:value-type="percentage" office:value="0.430837857478989" calcext:value-type="percentage">
            <text:p>43.08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.K5:.K6];[.K8:.K12])" office:value-type="float" office:value="28.002761104441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14]/60)*[.B19]" office:value-type="currency" office:currency="USD" office:value="3.96888888888889" calcext:value-type="currency">
            <text:p>$3.97</text:p>
          </table:table-cell>
          <table:table-cell table:style-name="ce18" table:formula="of:=[.D19]/[.D$25]" office:value-type="percentage" office:value="0.16958157872341" calcext:value-type="percentage">
            <text:p>16.96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#REF!;[.K7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14]/60)*[.B20]" office:value-type="currency" office:currency="USD" office:value="0.626666666666667" calcext:value-type="currency">
            <text:p>$0.63</text:p>
          </table:table-cell>
          <table:table-cell table:style-name="ce18" table:formula="of:=[.D20]/[.D$25]" office:value-type="percentage" office:value="0.0267760387458016" calcext:value-type="percentage">
            <text:p>2.6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14]/60)*[.B21]" office:value-type="currency" office:currency="USD" office:value="0.229610666666667" calcext:value-type="currency">
            <text:p>$0.23</text:p>
          </table:table-cell>
          <table:table-cell table:style-name="ce18" table:formula="of:=[.D21]/[.D$25]" office:value-type="percentage" office:value="0.00981074059646171" calcext:value-type="percentage">
            <text:p>0.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14]/1000)*[.B22]" office:value-type="currency" office:currency="USD" office:value="8.49551" calcext:value-type="currency">
            <text:p>$8.50</text:p>
          </table:table-cell>
          <table:table-cell table:style-name="ce18" table:formula="of:=[.D22]/[.D25]" office:value-type="percentage" office:value="0.362993784455338" calcext:value-type="percentage">
            <text:p>36.30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22]+[.D18]+[.D19]+[.D20]+[.D21]" office:value-type="currency" office:currency="USD" office:value="23.4040095555555" calcext:value-type="currency">
            <text:p>$23.40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6" table:default-cell-style-name="ce27"/>
        <table:table-column table:style-name="co17" table:default-cell-style-name="ce33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Default"/>
          <table:table-cell table:style-name="ce30"/>
          <table:table-cell table:number-columns-repeated="8"/>
        </table:table-row>
        <table:table-row table:style-name="ro5">
          <table:table-cell table:style-name="ce26" office:value-type="string" calcext:value-type="string" table:number-columns-spanned="2" table:number-rows-spanned="1">
            <text:p>JustRightStruder funding goal calculator</text:p>
          </table:table-cell>
          <table:covered-table-cell table:style-name="ce30"/>
          <table:table-cell table:number-columns-repeated="8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8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BOM.E37]" office:value-type="float" office:value="178.135567823272" calcext:value-type="float">
            <text:p>$178.14</text:p>
          </table:table-cell>
          <table:table-cell table:number-columns-repeated="8"/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772.542271293088" calcext:value-type="float">
            <text:p>$772.5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[.B4]*3" office:value-type="float" office:value="12" calcext:value-type="float">
            <text:p>$12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784.542271293088" calcext:value-type="float">
            <text:p>$784.5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96.135567823272" calcext:value-type="float">
            <text:p>$196.14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6" calcext:value-type="float">
            <text:p>$6.00</text:p>
          </table:table-cell>
          <table:table-cell table:number-columns-repeated="4"/>
          <table:table-cell table:style-name="ce15"/>
          <table:table-cell table:style-name="ce4" table:number-columns-repeated="3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4"/>
          <table:table-cell table:style-name="ce15"/>
          <table:table-cell table:style-name="ce4" table:number-columns-repeated="3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48.542271293088" calcext:value-type="float">
            <text:p>$848.54</text:p>
          </table:table-cell>
          <table:table-cell table:number-columns-repeated="4"/>
          <table:table-cell table:style-name="ce15"/>
          <table:table-cell table:style-name="ce4" table:number-columns-repeated="3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5.8077258674996" calcext:value-type="float">
            <text:p>$25.81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9.3979589905162" calcext:value-type="float">
            <text:p>$59.4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933.747956151104" calcext:value-type="float">
            <text:p>$933.75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tal COGS/justrightstruder</text:p>
          </table:table-cell>
          <table:table-cell table:formula="of:=[.B16]/[.B4]" office:value-type="float" office:value="233.436989037776" calcext:value-type="float">
            <text:p>$233.44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7.3014212145039" calcext:value-type="float">
            <text:p>$37.3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50" calcext:value-type="float">
            <text:p>$350.00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0"/>
          <table:table-cell table:number-columns-repeated="8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9"/>
          <table:table-cell table:style-name="ce30"/>
          <table:table-cell table:number-columns-repeated="8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050" calcext:value-type="float">
            <text:p>$1,050.0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207.5" calcext:value-type="float">
            <text:p>$1,207.50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  <table:table-cell table:number-columns-repeated="3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2:20:45.649697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12T17:52:41.730326828</dc:date>
    <meta:editing-duration>P13DT3H56M14S</meta:editing-duration>
    <meta:editing-cycles>22</meta:editing-cycles>
    <meta:generator>LibreOffice/5.2.7.2$Linux_X86_64 LibreOffice_project/20m0$Build-2</meta:generator>
    <meta:document-statistic meta:table-count="3" meta:cell-count="411" meta:object-count="0"/>
  </office:meta>
</office:document-meta>
</file>